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 table:number-rows-repeated="1048409">
          <table:table-cell table:number-columns-repeated="1024"/>
        </table:table-row>
        <table:table-row table:style-name="ro1" table:visibility="filter">
          <table:table-cell table:number-columns-repeated="1024"/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Klasy.$A$1" table:cell-range-address="$Klasy.$A$1"/>
      </table:named-expressions>
      <table:database-ranges>
        <table:database-range table:name="__Anonymous_Sheet_DB__0" table:target-range-address="Uczniowie.A1:Uczniowie.I166">
          <table:sort table:target-range-address="Egzaminy.A1">
            <table:sort-by table:field-number="4" table:order="descending" table:data-type="automatic"/>
            <table:sort-by table:field-number="1" table:data-type="automatic"/>
          </table:sort>
        </table:database-range>
        <table:database-range table:name="__Anonymous_Sheet_DB__1" table:target-range-address="Alfabetycznie.M29:Alfabetycznie.M29">
          <table:sort>
            <table:sort-by table:field-number="0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7" table:value="1B" table:operator="=">
                <table:filter-set-item table:value="1B"/>
                <table:filter-set-item table:value="1D"/>
              </table:filter-condition>
              <table:filter-condition table:field-number="2" table:value="K" table:operator="="/>
            </table:filter-and>
          </table:filter>
          <table:sort table:target-range-address="Egzaminy.A1">
            <table:sort-by table:field-number="4" table:order="descending" table:data-type="automatic"/>
            <table:sort-by table:field-number="1" table:data-type="automatic"/>
          </table:sort>
        </table:database-range>
        <table:database-range table:name="__Anonymous_Sheet_DB__5" table:target-range-address="Najlepsi.A1:Najlepsi.I104857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10:04:32.81033197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32:49.006958760</dc:date>
    <meta:generator>LibreOffice/5.4.2.2$Linux_X86_64 LibreOffice_project/40m0$Build-2</meta:generator>
    <meta:editing-duration>PT10M51S</meta:editing-duration>
    <meta:editing-cycles>6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